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</office:automatic-styles>
  <office:body>
    <office:text text:use-soft-page-breaks="true">
      <text:p text:style-name="P1"><text:bookmark-start text:name="yui_3_17_2_1_1637859587279_47"/><text:bookmark-end text:name="yui_3_17_2_1_1637859587279_47"/>Séance 4 - Interlude : ... sécurité nulle part ?</text:p>
      <text:h text:style-name="Titre3" text:outline-level="3"><text:bookmark-start text:name="yui_3_17_2_1_1637859587279_41"/><text:bookmark-end text:name="yui_3_17_2_1_1637859587279_41"/>Utiliser un réseau  :  une question de logiciels !</text:h>
      <text:list text:style-name="LFO1" text:continue-numbering="true">
        <text:list-item>
          <text:p text:style-name="P2">Interfaces &amp; Docs</text:p>
          <text:list text:continue-numbering="true">
            <text:list-item>
              <text:p text:style-name="P3">Un logiciel tel que<text:s/><text:span text:style-name="T4">sass<text:s/></text:span>propose des données</text:p>
            </text:list-item>
            <text:list-item>
              <text:p text:style-name="P5">Le logiciel Google Chrome, Mozilla Firefox, … récupère les données<text:s/>transmises</text:p>
            </text:list-item>
          </text:list>
        </text:list-item>
        <text:list-item>
          <text:p text:style-name="P6">Programmation Serveur Web</text:p>
          <text:list text:continue-numbering="true">
            <text:list-item>
              <text:p text:style-name="P7">Le logiciel phpmyadmin , ou un SGBD, permet de mettre à disposition des données</text:p>
            </text:list-item>
            <text:list-item>
              <text:p text:style-name="P8">PHP récupère ses données</text:p>
            </text:list-item>
          </text:list>
        </text:list-item>
      </text:list>
      <text:h text:style-name="Titre3" text:outline-level="3"><text:bookmark-start text:name="yui_3_17_2_1_1637859587279_49"/><text:bookmark-end text:name="yui_3_17_2_1_1637859587279_49"/>Utiliser un réseau : Une question de protocoles !</text:h>
      <text:list text:style-name="LFO2" text:continue-numbering="true">
        <text:list-item>
          <text:p text:style-name="P9">Points 2 à 4 : TCP, HTTP, FTP</text:p>
        </text:list-item>
        <text:list-item>
          <text:p text:style-name="P10">Point 5 html : HTTP</text:p>
        </text:list-item>
        <text:list-item>
          <text:p text:style-name="P11">Point 5 php :<text:s/>HTTP<text:s/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bastien Klaus</dc:creator>
    <meta:creation-date>2021-11-25T18:00:00Z</meta:creation-date>
    <dc:date>2021-11-25T19:12:00Z</dc:date>
    <meta:template xlink:href="Normal.dotm" xlink:type="simple"/>
    <meta:editing-cycles>3</meta:editing-cycles>
    <meta:editing-duration>PT1500S</meta:editing-duration>
    <meta:document-statistic meta:page-count="1" meta:paragraph-count="1" meta:word-count="75" meta:character-count="492" meta:row-count="3" meta:non-whitespace-character-count="418"/>
  </office:meta>
</office:document-meta>
</file>